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1000000B93D33CDE12D0BA913.png" manifest:media-type="image/png"/>
  <manifest:file-entry manifest:full-path="Pictures/10000000000001D80000004B49359875EA2AE5F9.png" manifest:media-type="image/png"/>
  <manifest:file-entry manifest:full-path="Pictures/10000000000001D30000008F4B12B6C0BCB8DF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138" officeooo:paragraph-rsid="00177138"/>
    </style:style>
    <style:style style:name="P2" style:family="paragraph" style:parent-style-name="Standard">
      <style:text-properties style:text-underline-style="solid" style:text-underline-width="auto" style:text-underline-color="font-color" officeooo:rsid="00177138" officeooo:paragraph-rsid="00177138"/>
    </style:style>
    <style:style style:name="T1" style:family="text">
      <style:text-properties officeooo:rsid="0017713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77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1</text:p>
      <text:p text:style-name="P1"/>
      <text:p text:style-name="P2">Shema1 :</text:p>
      <text:p text:style-name="P1"><draw:frame draw:style-name="fr1" draw:name="Image2" text:anchor-type="char" svg:x="0.176cm" svg:y="0.171cm" svg:width="9.991cm" svg:height="1.588cm" draw:z-index="1"><draw:image xlink:href="Pictures/10000000000001D80000004B49359875EA2AE5F9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" draw:name="Image1" text:anchor-type="char" svg:x="0.268cm" svg:y="0.764cm" svg:width="9.885cm" svg:height="3.027cm" draw:z-index="0"><draw:image xlink:href="Pictures/10000000000001D30000008F4B12B6C0BCB8DFAF.png" xlink:type="simple" xlink:show="embed" xlink:actuate="onLoad" draw:mime-type="image/png"/></draw:frame>Shema2 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hema3 :</text:p>
      <text:p text:style-name="P1"><draw:frame draw:style-name="fr1" draw:name="Image3" text:anchor-type="char" svg:x="0.092cm" svg:y="0.289cm" svg:width="11.197cm" svg:height="3.916cm" draw:z-index="2"><draw:image xlink:href="Pictures/1000000000000211000000B93D33CDE12D0BA9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Shema4 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09:20:33.193000000</meta:creation-date>
    <dc:date>2020-12-03T09:47:57.621000000</dc:date>
    <meta:editing-duration>PT17M14S</meta:editing-duration>
    <meta:editing-cycles>1</meta:editing-cycles>
    <meta:document-statistic meta:table-count="0" meta:image-count="3" meta:object-count="0" meta:page-count="1" meta:paragraph-count="5" meta:word-count="9" meta:character-count="35" meta:non-whitespace-character-count="31"/>
    <meta:generator>LibreOffice/7.0.1.2$Windows_X86_64 LibreOffice_project/7cbcfc562f6eb6708b5ff7d7397325de9e764452</meta:generator>
  </office:meta>
</office:document-meta>
</file>